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1E0000001CA923CD75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2" style:family="table" style:master-page-name="Standard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9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Footer">
      <style:paragraph-properties fo:text-align="end" style:justify-single-word="false"/>
      <style:text-properties fo:color="#666666"/>
    </style:style>
    <style:style style:name="P15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8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>
      <style:paragraph-properties fo:text-align="cente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2" draw:style-name="gr2" draw:text-style-name="P19" svg:width="14.802cm" svg:height="1.1cm" svg:x="-0.009cm" svg:y="19.401cm">
        <text:p/>
      </draw:rect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9"><text:span text:style-name="T7"><text:line-break/></text:span><text:span text:style-name="T7"><text:database-display text:table-name="Lakštas1" text:table-type="table" text:column-name="month_name" text:database-name="tarpine_db-4mail_merge">&lt;month_name&gt;</text:database-display></text:span></text:p>
            <text:p text:style-name="P11"/>
            <text:p text:style-name="P12"/>
            <text:p text:style-name="P18"><draw:a xlink:type="simple" xlink:href="http://day.lt/saule_miestuose"><draw:frame draw:style-name="fr1" draw:name="paveikslai2" text:anchor-type="paragraph" svg:x="0.152cm" svg:y="0.049cm" svg:width="0.61cm" svg:height="0.624cm" draw:z-index="0"><draw:image xlink:href="Pictures/100002000000001E0000001CA923CD75.png" xlink:type="simple" xlink:show="embed" xlink:actuate="onLoad"/></draw:frame></draw:a>teka <text:s/><text:database-display text:table-name="Lakštas1" text:table-type="table" text:column-name="sunrise" text:database-name="tarpine_db-4mail_merge">&lt;sunrise&gt;</text:database-display><text:line-break/>leidžiasi <text:database-display text:table-name="Lakštas1" text:table-type="table" text:column-name="sunset" text:database-name="tarpine_db-4mail_merge">&lt;sunset&gt;</text:database-display><text:line-break/> <draw:frame draw:style-name="fr2" draw:name="paveikslai1" text:anchor-type="as-char" svg:y="-0.436cm" svg:width="0.487cm" svg:height="0.508cm" draw:z-index="3"><draw:image xlink:href="Pictures/10000000000000180000001985DAE27B.png" xlink:type="simple" xlink:show="embed" xlink:actuate="onLoad"/></draw:frame><text:span text:style-name="T3"> <text:s/></text:span><text:database-display text:table-name="Lakštas1" text:table-type="table" text:column-name="moonphase" text:database-name="tarpine_db-4mail_merge">&lt;moonphase&gt;</text:database-display></text:p>
          </table:table-cell>
          <table:table-cell table:style-name="Lentelė2.A1" office:value-type="string">
            <text:p text:style-name="P13"><text:s/><text:span text:style-name="T4"><text:database-display text:table-name="Lakštas1" text:table-type="table" text:column-name="day" text:database-name="tarpine_db-4mail_merge">&lt;day&gt;</text:database-display></text:span></text:p>
            <text:p text:style-name="P17"><text:database-display text:table-name="Lakštas1" text:table-type="table" text:column-name="weekday_name" text:database-name="tarpine_db-4mail_merge">&lt;weekday_name&gt;</text:database-display></text:p>
          </table:table-cell>
          <table:table-cell table:style-name="Lentelė2.A1" office:value-type="string">
            <text:p text:style-name="P10"><text:s/></text:p>
            <text:p text:style-name="P2"><text:database-display text:table-name="Lakštas1" text:table-type="table" text:column-name="year" text:database-name="tarpine_db-4mail_merge">&lt;year&gt;</text:database-display></text:p>
            <text:p text:style-name="P15"/>
            <text:p text:style-name="P16"><text:line-break/></text:p>
          </table:table-cell>
        </table:table-row>
      </table:table>
      <text:p text:style-name="P6"><text:database-display text:table-name="Lakštas1" text:table-type="table" text:column-name="dayspecial" text:database-name="tarpine_db-4mail_merge">&lt;dayspecial&gt;</text:database-display></text:p>
      <text:p text:style-name="P7"/>
      <text:p text:style-name="P5"><text:span text:style-name="T5">Ar žinai? </text:span><text:span text:style-name="T6"><text:s/></text:span><text:span text:style-name="T6"><text:database-display text:table-name="Lakštas1" text:table-type="table" text:column-name="fastfact" text:database-name="tarpine_db-4mail_merge">&lt;fastfact&gt;</text:database-display></text:span></text:p>
      <text:p text:style-name="P5"/>
      <text:p text:style-name="P3"><draw:line text:anchor-type="paragraph" draw:z-index="1" draw:style-name="gr1" draw:text-style-name="P19" svg:x1="-2.56cm" svg:y1="0.464cm" svg:x2="12.211cm" svg:y2="0.464cm"><text:p/></draw:line></text:p>
      <text:p text:style-name="P3"/>
      <text:p text:style-name="P8">AR SUGALVOSI?</text:p>
      <text:p text:style-name="P4"/>
      <text:p text:style-name="P3"><text:database-display text:table-name="Lakštas1" text:table-type="table" text:column-name="puzzle" text:database-name="tarpine_db-4mail_merge">&lt;puzzle&gt;</text:database-display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ė </meta:initial-creator>
    <meta:creation-date>2011-10-31T16:04:36</meta:creation-date>
    <dc:date>2014-03-05T22:28:44</dc:date>
    <dc:creator>Jurgis </dc:creator>
    <meta:editing-duration>PT4H18M37S</meta:editing-duration>
    <meta:editing-cycles>25</meta:editing-cycles>
    <meta:generator>LibreOffice/3.5$Linux_x86 LibreOffice_project/350m1$Build-2</meta:generator>
    <meta:printed-by>nijole </meta:printed-by>
    <meta:print-date>2012-12-26T18:33:01</meta:print-date>
    <meta:document-statistic meta:table-count="1" meta:image-count="2" meta:object-count="0" meta:page-count="1" meta:paragraph-count="13" meta:word-count="19" meta:character-count="165" meta:non-whitespace-character-count="143"/>
  </office:meta>
</office:document-meta>
</file>